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office:forms form:automatic-focus="false" form:apply-design-mode="false"/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1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number-columns-repeated="967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45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### Sequence Anthem: _Wade in the Water_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5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96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0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1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50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510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9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36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3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379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85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8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64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54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3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5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655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65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7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43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9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58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219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14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62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7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1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711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6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88</text:p>
          </table:table-cell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36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83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alleluiaame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table:style-name="ce12"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87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72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69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4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 sanctus=“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10">00/00/0000</text:date></text:span><text:span text:style-name="MT1">, </text:span><text:span text:style-name="MT1"><text:time style:data-style-name="N2" text:time-value="14:23:15.95175705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5-10T15:48:03.464910052</dc:date>
    <meta:generator>LibreOffice/6.4.7.2$Linux_X86_64 LibreOffice_project/40$Build-2</meta:generator>
    <meta:editing-duration>P4DT23H27M54S</meta:editing-duration>
    <meta:editing-cycles>411</meta:editing-cycles>
    <meta:document-statistic meta:table-count="4" meta:cell-count="18276" meta:object-count="0"/>
    <meta:user-defined meta:name="AppVersion">16.0300</meta:user-defined>
  </office:meta>
</office:document-meta>
</file>